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23"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24" style:family="paragraph" style:parent-style-name="Standard">
      <style:text-properties fo:font-size="6pt" style:font-size-asian="6pt" style:font-size-complex="6pt"/>
    </style:style>
    <style:style style:name="P2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pt" fo:font-weight="bold" fo:background-color="transparent" style:font-size-asian="10pt" style:font-weight-asian="bold" style:font-size-complex="10pt" style:font-weight-complex="bold"/>
    </style:style>
    <style:style style:name="P30" style:family="paragraph" style:parent-style-name="Normale">
      <style:text-properties style:font-name="Times New Roman" fo:font-size="10.5pt" style:font-size-asian="10.5pt" style:font-size-complex="10.5pt"/>
    </style:style>
    <style:style style:name="P31" style:family="paragraph" style:parent-style-name="Normale">
      <style:paragraph-properties fo:text-align="end" style:justify-single-word="false"/>
      <style:text-properties style:font-name="Times New Roman"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7"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7"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48"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ff99" style:font-size-asian="10pt" style:font-weight-asian="bold" style:font-size-complex="10pt" style:font-weight-complex="bold"/>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52"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4" style:family="paragraph" style:parent-style-name="Text_20_body_20_indent">
      <style:text-properties style:font-name="Times New Roman" fo:font-size="10.5pt" fo:font-weight="normal" style:font-size-asian="10.5pt" style:font-weight-asian="normal" style:font-size-complex="10.5pt"/>
    </style:style>
    <style:style style:name="P55"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6"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57"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58"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59"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60"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61" style:family="paragraph" style:parent-style-name="Standard">
      <style:paragraph-properties fo:text-align="justify" style:justify-single-word="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62" style:family="paragraph" style:parent-style-name="Standard">
      <style:paragraph-properties fo:text-align="center" style:justify-single-word="false"/>
      <style:text-properties style:font-name="Times New Roman" fo:font-size="10.5pt" style:font-size-asian="10.5pt" style:font-size-complex="10.5pt"/>
    </style:style>
    <style:style style:name="P63" style:family="paragraph" style:parent-style-name="Standard">
      <style:paragraph-properties fo:text-align="justify" style:justify-single-word="false" style:snap-to-layout-grid="false"/>
      <style:text-properties fo:font-size="8pt" fo:font-style="italic" fo:font-weight="normal" fo:background-color="#ffff00" style:font-size-asian="8pt" style:font-style-asian="italic" style:font-weight-asian="normal" style:font-size-complex="8pt" style:font-weight-complex="normal"/>
    </style:style>
    <style:style style:name="P6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65" style:family="paragraph" style:parent-style-name="Standard">
      <style:paragraph-properties fo:margin-top="0cm" fo:margin-bottom="0.101cm" fo:text-align="justify" style:justify-single-word="false"/>
    </style:style>
    <style:style style:name="P66" style:family="paragraph" style:parent-style-name="Standard" style:list-style-name="L6">
      <style:paragraph-properties fo:margin-top="0cm" fo:margin-bottom="0.101cm" fo:text-align="justify" style:justify-single-word="false"/>
    </style:style>
    <style:style style:name="P67" style:family="paragraph" style:parent-style-name="Standard" style:list-style-name="L8">
      <style:paragraph-properties fo:margin-top="0cm" fo:margin-bottom="0.101cm" fo:text-align="justify" style:justify-single-word="false"/>
    </style:style>
    <style:style style:name="P68" style:family="paragraph" style:parent-style-name="Standard" style:list-style-name="L10">
      <style:paragraph-properties fo:margin-top="0cm" fo:margin-bottom="0.101cm" fo:text-align="justify" style:justify-single-word="false"/>
    </style:style>
    <style:style style:name="P69" style:family="paragraph" style:parent-style-name="Standard" style:list-style-name="L11">
      <style:paragraph-properties fo:margin-top="0cm" fo:margin-bottom="0.101cm" fo:text-align="justify" style:justify-single-word="false"/>
    </style:style>
    <style:style style:name="P70" style:family="paragraph" style:parent-style-name="Standard" style:list-style-name="L2">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1" style:family="paragraph" style:parent-style-name="Standard" style:list-style-name="L6">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2" style:family="paragraph" style:parent-style-name="Standard" style:list-style-name="L2">
      <style:paragraph-properties fo:margin-top="0cm" fo:margin-bottom="0.101cm" fo:text-align="justify" style:justify-single-word="false"/>
      <style:text-properties style:font-name="Times New Roman" fo:font-size="10pt" style:font-size-asian="10pt" style:font-size-complex="10pt"/>
    </style:style>
    <style:style style:name="P73" style:family="paragraph" style:parent-style-name="Standard" style:list-style-name="L4">
      <style:paragraph-properties fo:margin-top="0cm" fo:margin-bottom="0.101cm" fo:text-align="justify" style:justify-single-word="false"/>
      <style:text-properties style:font-name="Times New Roman" fo:font-size="10pt" style:font-size-asian="10pt" style:font-size-complex="10pt"/>
    </style:style>
    <style:style style:name="P74" style:family="paragraph" style:parent-style-name="Standard" style:list-style-name="L6">
      <style:paragraph-properties fo:margin-top="0cm" fo:margin-bottom="0.101cm" fo:text-align="justify" style:justify-single-word="false"/>
      <style:text-properties style:font-name="Times New Roman" fo:font-size="10pt" style:font-size-asian="10pt" style:font-size-complex="10pt"/>
    </style:style>
    <style:style style:name="P75" style:family="paragraph" style:parent-style-name="Standard" style:list-style-name="L6">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76" style:family="paragraph" style:parent-style-name="Standard" style:list-style-name="L9">
      <style:paragraph-properties fo:margin-top="0cm" fo:margin-bottom="0.101cm" fo:text-align="justify" style:justify-single-word="false"/>
      <style:text-properties style:font-name="Times New Roman" fo:font-size="10pt" style:font-size-asian="10pt" style:font-size-complex="10pt"/>
    </style:style>
    <style:style style:name="P77"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78" style:family="paragraph" style:parent-style-name="Standard" style:list-style-name="L5">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79" style:family="paragraph" style:parent-style-name="Standard" style:list-style-name="L15">
      <style:paragraph-properties fo:margin-top="0cm" fo:margin-bottom="0.101cm" fo:text-align="justify" style:justify-single-word="false"/>
      <style:text-properties style:font-name="Times New Roman" fo:font-size="10pt" fo:font-weight="bold" fo:background-color="#ffcc00" style:font-size-asian="10pt" style:font-weight-asian="bold" style:font-size-complex="10pt" style:font-weight-complex="bold"/>
    </style:style>
    <style:style style:name="P80" style:family="paragraph" style:parent-style-name="Standard" style:list-style-name="L11">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81" style:family="paragraph" style:parent-style-name="Standard" style:list-style-name="L16">
      <style:paragraph-properties fo:margin-top="0cm" fo:margin-bottom="0.101cm" fo:text-align="justify" style:justify-single-word="false"/>
      <style:text-properties style:font-name="Times New Roman" fo:font-size="10pt" style:text-underline-style="none" fo:font-weight="bold" style:font-size-asian="10pt" style:font-weight-asian="bold" style:font-size-complex="10pt" style:font-weight-complex="bold"/>
    </style:style>
    <style:style style:name="P82"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3" style:family="paragraph" style:parent-style-name="Standard" style:list-style-name="L2">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84"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font-size="10.5pt" fo:background-color="transparent" style:font-size-asian="10.5pt" style:font-size-complex="10.5pt" fo:hyphenate="false" fo:hyphenation-remain-char-count="2" fo:hyphenation-push-char-count="2"/>
    </style:style>
    <style:style style:name="P85" style:family="paragraph" style:parent-style-name="Standard" style:list-style-name="L7"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86" style:family="paragraph" style:parent-style-name="Standard" style:list-style-name="L10"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7" style:family="paragraph" style:parent-style-name="Standard" style:list-style-name="L7">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88" style:family="paragraph" style:parent-style-name="Standard" style:list-style-name="L10">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89" style:family="paragraph" style:parent-style-name="Standard" style:list-style-name="L10">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90"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91"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92"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93"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94"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95" style:family="paragraph" style:parent-style-name="Standard">
      <style:paragraph-properties fo:margin-left="0cm" fo:margin-right="0cm" fo:margin-top="0cm" fo:margin-bottom="0.101cm" fo:text-align="justify" style:justify-single-word="false" fo:text-indent="1.251cm" style:auto-text-indent="false" style:snap-to-layout-grid="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9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style:font-size-asian="10.5pt" style:font-size-complex="10.5pt"/>
    </style:style>
    <style:style style:name="P9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98" style:family="paragraph" style:parent-style-name="Standard">
      <style:paragraph-properties fo:margin-left="0cm" fo:margin-right="0cm" fo:margin-top="0cm" fo:margin-bottom="0.101cm" fo:text-align="justify" style:justify-single-word="false" fo:text-indent="1.251cm" style:auto-text-indent="false"/>
      <style:text-properties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99" style:family="paragraph" style:parent-style-name="Standard">
      <style:paragraph-properties fo:margin-left="0cm" fo:margin-right="0cm" fo:margin-top="0cm" fo:margin-bottom="0.101cm" fo:text-align="justify" style:justify-single-word="false" fo:text-indent="1.251cm" style:auto-text-indent="false"/>
      <style:text-properties fo:font-size="10.5pt" style:text-underline-style="solid" style:text-underline-width="auto" style:text-underline-color="font-color" fo:font-weight="bold" style:font-size-asian="10.5pt" style:font-weight-asian="bold" style:font-size-complex="10.5pt" style:font-weight-complex="bold"/>
    </style:style>
    <style:style style:name="P100" style:family="paragraph" style:parent-style-name="Standard">
      <style:paragraph-properties fo:margin-left="0cm" fo:margin-right="0cm" fo:margin-top="0cm" fo:margin-bottom="0.101cm" fo:text-align="justify" style:justify-single-word="false" fo:text-indent="1.251cm" style:auto-text-indent="false"/>
      <style:text-properties fo:font-size="10pt" style:font-size-asian="10pt" style:font-size-complex="10pt"/>
    </style:style>
    <style:style style:name="P101" style:family="paragraph" style:parent-style-name="Heading_20_1">
      <style:text-properties style:font-name="Times New Roman" fo:font-size="10.5pt" style:font-size-asian="10.5pt" style:font-name-complex="Times New Roman" style:font-size-complex="10.5pt"/>
    </style:style>
    <style:style style:name="P102"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103"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104" style:family="paragraph" style:parent-style-name="Rientro_20_corpo_20_del_20_testo_20_2">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background-color="#99ff99" style:font-style-asian="italic" style:font-style-complex="italic"/>
    </style:style>
    <style:style style:name="T9" style:family="text">
      <style:text-properties fo:font-style="italic" fo:background-color="#33ff99" style:font-style-asian="italic" style:font-style-complex="italic"/>
    </style:style>
    <style:style style:name="T10" style:family="text">
      <style:text-properties fo:font-style="italic" style:text-underline-style="none" fo:font-weight="bold" fo:background-color="transparent" style:font-style-asian="italic" style:font-weight-asian="bold"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fo:background-color="transparent" style:font-size-asian="10.5pt"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fo:background-color="#ffff00" style:font-size-asian="10.5pt" style:font-size-complex="10.5pt"/>
    </style:style>
    <style:style style:name="T18" style:family="text">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9" style:family="text">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0" style:family="text">
      <style:text-properties style:font-name="Times New Roman" fo:font-style="normal" fo:font-weight="normal" fo:background-color="transparent" style:font-style-asian="normal" style:font-weight-asian="normal" style:font-style-complex="normal" style:font-weight-complex="normal"/>
    </style:style>
    <style:style style:name="T21" style:family="text">
      <style:text-properties style:font-name="Times New Roman" fo:font-style="normal" fo:font-weight="bold" style:font-style-asian="normal" style:font-weight-asian="bold" style:font-style-complex="normal" style:font-weight-complex="bold"/>
    </style:style>
    <style:style style:name="T22" style:family="text">
      <style:text-properties style:font-name="Times New Roman" fo:font-style="normal" fo:background-color="transparent" style:font-style-asian="normal" style:font-style-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style="italic" style:font-style-asian="italic" style:font-style-complex="italic"/>
    </style:style>
    <style:style style:name="T25" style:family="text">
      <style:text-properties style:font-name="Times New Roman" fo:font-style="italic" fo:font-weight="normal" fo:background-color="transparent" style:font-style-asian="italic" style:font-weight-asian="normal" style:font-style-complex="italic" style:font-weight-complex="normal"/>
    </style:style>
    <style:style style:name="T26" style:family="text">
      <style:text-properties style:font-name="Times New Roman" fo:font-style="italic" fo:background-color="transparent" style:font-style-asian="italic" style:font-style-complex="italic"/>
    </style:style>
    <style:style style:name="T27" style:family="text">
      <style:text-properties style:font-name="Times New Roman" fo:font-weight="bold" style:font-weight-asian="bold" style:font-weight-complex="bold"/>
    </style:style>
    <style:style style:name="T28" style:family="text">
      <style:text-properties style:font-name="Times New Roman" fo:font-size="10pt" style:font-size-asian="10pt" style:font-size-complex="10pt"/>
    </style:style>
    <style:style style:name="T29" style:family="text">
      <style:text-properties style:font-name="Times New Roman" fo:font-size="10pt" fo:background-color="#ffff00" style:font-size-asian="10pt" style:font-size-complex="10pt"/>
    </style:style>
    <style:style style:name="T30" style:family="text">
      <style:text-properties style:font-name="Times New Roman" fo:font-size="10pt" fo:font-style="italic" style:font-size-asian="10pt" style:font-style-asian="italic" style:font-size-complex="10pt" style:font-style-complex="italic"/>
    </style:style>
    <style:style style:name="T31" style:family="text">
      <style:text-properties style:font-name="Times New Roman" fo:font-size="10pt" fo:font-style="italic" fo:background-color="#ffff00" style:font-size-asian="10pt" style:font-style-asian="italic" style:font-size-complex="10pt" style:font-style-complex="italic"/>
    </style:style>
    <style:style style:name="T32" style:family="text">
      <style:text-properties style:font-name="Times New Roman" fo:font-size="10pt" fo:font-style="italic" fo:background-color="transparent" style:font-size-asian="10pt" style:font-style-asian="italic" style:font-size-complex="10pt" style:font-style-complex="italic"/>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background-color="#33ff99" style:font-size-asian="10pt" style:font-size-complex="10pt"/>
    </style:style>
    <style:style style:name="T35" style:family="text">
      <style:text-properties style:font-name="Times New Roman" fo:font-size="10pt" fo:background-color="#00ffff" style:font-size-asian="10pt" style:font-size-complex="10pt"/>
    </style:style>
    <style:style style:name="T36" style:family="text">
      <style:text-properties style:font-name="Times New Roman" fo:font-size="10pt" style:text-underline-style="solid" style:text-underline-width="auto" style:text-underline-color="font-color" style:font-size-asian="10pt" style:font-size-complex="10pt"/>
    </style:style>
    <style:style style:name="T37"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8"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9" style:family="text">
      <style:text-properties style:font-name="Times New Roman" fo:font-size="10pt" fo:background-color="transparent" style:font-size-asian="10pt" style:font-size-complex="10pt"/>
    </style:style>
    <style:style style:name="T40" style:family="text">
      <style:text-properties style:font-name="Times New Roman" fo:font-size="10pt" fo:font-style="normal" fo:background-color="transparent" style:font-size-asian="10pt" style:font-style-asian="normal" style:font-size-complex="10pt" style:font-style-complex="normal"/>
    </style:style>
    <style:style style:name="T41"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2" style:family="text">
      <style:text-properties style:font-name="Times New Roman" fo:font-size="10pt" fo:font-weight="bold" style:font-size-asian="10pt" style:font-weight-asian="bold" style:font-size-complex="10pt"/>
    </style:style>
    <style:style style:name="T43" style:family="text">
      <style:text-properties style:font-name="Times New Roman" fo:font-size="10pt" fo:font-weight="bold" style:font-size-asian="10pt" style:font-weight-asian="bold" style:font-size-complex="10pt" style:font-weight-complex="bold"/>
    </style:style>
    <style:style style:name="T44" style:family="text">
      <style:text-properties style:font-name="Times New Roman" fo:font-size="10pt" fo:font-weight="normal" fo:background-color="transparent" style:font-size-asian="10pt" style:font-weight-asian="normal" style:font-size-complex="10pt" style:font-weight-complex="normal"/>
    </style:style>
    <style:style style:name="T45" style:family="text">
      <style:text-properties style:font-name="Times New Roman" fo:font-weight="normal" fo:background-color="transparent" style:font-weight-asian="normal" style:font-weight-complex="normal"/>
    </style:style>
    <style:style style:name="T46"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47" style:family="text">
      <style:text-properties style:font-name="Times New Roman" style:text-underline-style="solid" style:text-underline-width="auto" style:text-underline-color="font-color" fo:font-weight="bold" style:font-weight-asian="bold" style:font-weight-complex="bold"/>
    </style:style>
    <style:style style:name="T48" style:family="text">
      <style:text-properties style:font-name="Times New Roman" fo:font-size="11pt" fo:font-weight="normal" style:font-size-asian="11pt" style:font-weight-asian="normal" style:font-size-complex="11pt" style:font-weight-complex="normal"/>
    </style:style>
    <style:style style:name="T49" style:family="text">
      <style:text-properties style:font-name="Times New Roman" fo:font-size="11pt" style:font-size-asian="11pt" style:font-size-complex="11pt"/>
    </style:style>
    <style:style style:name="T50" style:family="text">
      <style:text-properties style:text-underline-style="none"/>
    </style:style>
    <style:style style:name="T51" style:family="text">
      <style:text-properties style:text-underline-style="none" fo:font-weight="normal" fo:background-color="transparent" style:font-weight-asian="normal" style:font-weight-complex="normal"/>
    </style:style>
    <style:style style:name="T52" style:family="text">
      <style:text-properties style:text-underline-style="none" fo:font-weight="bold" fo:background-color="#ffcc00" style:font-weight-asian="bold" style:font-weight-complex="bold"/>
    </style:style>
    <style:style style:name="T53" style:family="text">
      <style:text-properties fo:color="#000000" style:font-name="Times New Roman" fo:font-size="10pt" style:font-size-asian="10pt" style:font-size-complex="10pt"/>
    </style:style>
    <style:style style:name="T54" style:family="text">
      <style:text-properties fo:color="#000000" style:font-name="Times New Roman" fo:font-size="10pt" style:text-underline-style="solid" style:text-underline-width="auto" style:text-underline-color="font-color" style:font-size-asian="10pt" style:font-size-complex="10pt"/>
    </style:style>
    <style:style style:name="T55"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56" style:family="text">
      <style:text-properties fo:color="#000000" style:font-name="Times New Roman" fo:font-size="10pt" fo:font-weight="bold" style:font-size-asian="10pt" style:font-weight-asian="bold" style:font-size-complex="10pt" style:font-weight-complex="bold"/>
    </style:style>
    <style:style style:name="T57"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58"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59"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60"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61"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62"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63" style:family="text">
      <style:text-properties fo:color="#000000" style:font-name="Times New Roman" fo:font-size="10pt" fo:font-style="italic" style:font-size-asian="10pt" style:font-style-asian="italic" style:font-size-complex="10pt" style:font-style-complex="italic"/>
    </style:style>
    <style:style style:name="T64"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65"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66" style:family="text">
      <style:text-properties fo:color="#000000" style:font-name="Times New Roman" fo:font-size="10.5pt" fo:language="it" fo:country="IT" fo:font-style="normal" style:text-underline-style="none" fo:font-weight="bold" fo:background-color="transparent" style:font-size-asian="10.5pt" style:font-style-asian="normal" style:font-weight-asian="bold" style:font-size-complex="10.5pt" style:language-complex="ar" style:country-complex="SA" style:font-style-complex="normal" style:font-weight-complex="bold"/>
    </style:style>
    <style:style style:name="T67"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8"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9" style:family="text">
      <style:text-properties fo:color="#000000" style:text-outline="false" style:text-line-through-style="none" fo:language="it" fo:country="IT" fo:font-style="normal" fo:text-shadow="none" style:text-underline-style="none" fo:font-weight="normal" fo:background-color="#ffcc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70" style:family="text">
      <style:text-properties fo:color="#000000"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71" style:family="text">
      <style:text-properties fo:font-size="10.5pt" style:font-size-asian="10.5pt" style:font-size-complex="10.5pt"/>
    </style:style>
    <style:style style:name="T72"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73" style:family="text">
      <style:text-properties fo:font-size="10.5pt" fo:font-weight="bold" style:font-size-asian="10.5pt" style:font-weight-asian="bold" style:font-size-complex="10.5pt" style:font-weight-complex="bold"/>
    </style:style>
    <style:style style:name="T74" style:family="text">
      <style:text-properties fo:font-size="10.5pt" fo:font-style="normal" style:font-size-asian="10.5pt" style:font-style-asian="normal" style:font-size-complex="10.5pt" style:font-style-complex="normal"/>
    </style:style>
    <style:style style:name="T75" style:family="text">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76" style:family="text">
      <style:text-properties fo:font-size="10.5pt" fo:font-style="normal" fo:font-weight="bold" style:font-size-asian="10.5pt" style:font-style-asian="normal" style:font-weight-asian="bold" style:font-size-complex="10.5pt" style:font-style-complex="normal" style:font-weight-complex="bold"/>
    </style:style>
    <style:style style:name="T77" style:family="text">
      <style:text-properties fo:font-size="10.5pt" fo:font-style="italic" style:font-size-asian="10.5pt" style:font-style-asian="italic" style:font-size-complex="10.5pt" style:font-style-complex="italic"/>
    </style:style>
    <style:style style:name="T78" style:family="text">
      <style:text-properties fo:font-size="10.5pt" fo:font-style="italic" fo:font-weight="bold" style:font-size-asian="10.5pt" style:font-style-asian="italic" style:font-weight-asian="bold" style:font-size-complex="10.5pt" style:font-style-complex="italic" style:font-weight-complex="bold"/>
    </style:style>
    <style:style style:name="T79" style:family="text">
      <style:text-properties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T80" style:family="text">
      <style:text-properties fo:font-size="10.5pt" style:text-underline-style="none" fo:font-weight="normal" fo:background-color="transparent" style:font-size-asian="10.5pt" style:font-weight-asian="normal" style:font-size-complex="10.5pt" style:font-weight-complex="normal"/>
    </style:style>
    <style:style style:name="T81" style:family="text">
      <style:text-properties style:use-window-font-color="true" style:font-name="Times New Roman" fo:font-size="10pt" fo:background-color="transparent" style:font-size-asian="10pt" style:font-size-complex="10pt"/>
    </style:style>
    <style:style style:name="T82"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83" style:family="text">
      <style:text-properties style:use-window-font-color="true" style:font-name="Times New Roman" fo:font-style="italic" style:font-style-asian="italic" style:font-style-complex="italic"/>
    </style:style>
    <style:style style:name="T84"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85" style:family="text">
      <style:text-properties style:use-window-font-color="true" fo:font-size="10pt" fo:font-weight="normal" style:font-size-asian="10pt" style:font-weight-asian="normal" style:font-size-complex="10pt" style:font-weight-complex="normal"/>
    </style:style>
    <style:style style:name="T86" style:family="text">
      <style:text-properties style:use-window-font-color="true" fo:font-weight="normal" style:font-weight-asian="normal" style:font-weight-complex="normal"/>
    </style:style>
    <style:style style:name="T8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88" style:family="text">
      <style:text-properties style:use-window-font-color="true" fo:font-style="italic" fo:font-weight="normal" style:font-style-asian="italic" style:font-weight-asian="normal" style:font-style-complex="italic" style:font-weight-complex="normal"/>
    </style:style>
    <style:style style:name="T89" style:family="text">
      <style:text-properties style:use-window-font-color="true" fo:font-size="10.5pt" fo:font-weight="normal" fo:background-color="transparent" style:font-size-asian="10.5pt" style:font-weight-asian="normal" style:font-size-complex="10.5pt" style:font-weight-complex="normal"/>
    </style:style>
    <style:style style:name="T90" style:family="text">
      <style:text-properties style:use-window-font-color="true" fo:background-color="#ffff00"/>
    </style:style>
    <style:style style:name="T91"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92"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93" style:family="text">
      <style:text-properties fo:background-color="#ffcc00"/>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fo:background-color="transparent" style:font-size-asian="10pt" style:font-weight-asian="normal" style:font-size-complex="10pt" style:font-weight-complex="normal"/>
    </style:style>
    <style:style style:name="T96" style:family="text">
      <style:text-properties fo:font-size="10pt" fo:font-weight="normal" fo:background-color="#ffff99" style:font-size-asian="10pt" style:font-weight-asian="normal" style:font-size-complex="10pt" style:font-weight-complex="normal"/>
    </style:style>
    <style:style style:name="T97" style:family="text">
      <style:text-properties fo:font-size="10pt" style:text-underline-style="solid" style:text-underline-width="auto" style:text-underline-color="font-color" fo:font-weight="normal" fo:background-color="#ffff99" style:font-size-asian="10pt" style:font-weight-asian="normal" style:font-size-complex="10pt" style:font-weight-complex="normal"/>
    </style:style>
    <style:style style:name="T98" style:family="text">
      <style:text-properties fo:background-color="#99ff99"/>
    </style:style>
    <style:style style:name="T99" style:family="text">
      <style:text-properties fo:background-color="transparent"/>
    </style:style>
    <style:style style:name="T100"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01"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102" style:family="text">
      <style:text-properties fo:font-style="normal" style:font-style-asian="normal" style:font-style-complex="normal"/>
    </style:style>
    <style:style style:name="T103" style:family="text">
      <style:text-properties fo:font-style="normal" style:text-underline-style="none" fo:font-weight="normal" fo:background-color="transparent" style:font-style-asian="normal" style:font-weight-asian="normal" style:font-style-complex="normal" style:font-weight-complex="normal"/>
    </style:style>
    <style:style style:name="T104" style:family="text">
      <style:text-properties fo:font-style="normal" style:text-underline-style="none" fo:font-weight="normal" fo:background-color="#ffff00" style:font-style-asian="normal" style:font-weight-asian="normal" style:font-style-complex="normal" style:font-weight-complex="normal"/>
    </style:style>
    <style:style style:name="T105" style:family="text">
      <style:text-properties fo:font-size="11pt" style:font-size-asian="11pt" style:font-size-complex="11pt"/>
    </style:style>
    <style:style style:name="T106"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Da citare nella risposta:</text:span></text:span></text:p>
            <text:p text:style-name="Normale"><text:span text:style-name="Car._20_predefinito_20_paragrafo"><text:span text:style-name="T14">pratica <text:s/>[numero] - </text:span></text:span><text:span text:style-name="Car._20_predefinito_20_paragrafo"><text:span text:style-name="T17">sigla</text:span></text:span></text:p>
            <text:p text:style-name="Normale"><text:span text:style-name="Car._20_predefinito_20_paragrafo"><text:span text:style-name="T14"/></text:span></text:p>
            <text:p text:style-name="Normale"><text:span text:style-name="Car._20_predefinito_20_paragrafo"><text:span text:style-name="T15">classifica 06-03</text:span></text:span></text:p>
            <text:p text:style-name="Normale"><text:span text:style-name="Car._20_predefinito_20_paragrafo"><text:span text:style-name="T15">fascicolo: </text:span></text:span><text:span text:style-name="Car._20_predefinito_20_paragrafo"><text:span text:style-name="T44">[anno_fascicolo]</text:span></text:span><text:span text:style-name="Car._20_predefinito_20_paragrafo"><text:span text:style-name="T15"> /</text:span></text:span><text:span text:style-name="Car._20_predefinito_20_paragrafo"><text:span text:style-name="T44">[fascicolo].[sub_fascicolo]</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25">[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33"><text:span text:style-name="Car._20_predefinito_20_paragrafo"><text:span text:style-name="T14">[progettisti.cap] [progettisti.comune] ([progettisti.prov])</text:span></text:span></text:p>
            <text:p text:style-name="P33"><text:span text:style-name="Car._20_predefinito_20_paragrafo"><text:span text:style-name="T14">[progettisti.pec]</text:span></text:span></text:p>
            <text:p text:style-name="P33"><text:span text:style-name="Car._20_predefinito_20_paragrafo"><text:span text:style-name="T14"/></text:span></text:p>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1"><text:span text:style-name="Car._20_predefinito_20_paragrafo"><text:span text:style-name="T74">Segnalazione certificata di inizio attività alternativa al permesso di costruire ai sensi dell'art. 23 del D.P.R. 380/01 </text:span></text:span><text:s/>presentata in data [data_presentazione] e recepita agli atti al prot. n° [protocollo] del [data_protocollo] relativa <text:span text:style-name="T4">[oggetto]</text:span> presso <text:span text:style-name="T4">[ubicazione].</text:span></text:p>
            <text:p text:style-name="P20">- <text:span text:style-name="T7">Richiesta di documentazione integrativa.</text:span></text:p>
          </table:table-cell>
        </table:table-row>
      </table:table>
      <text:p text:style-name="P44"/>
      <text:p text:style-name="P96">Si riscontra la Segnalazione certificata di inizio attività indicata in oggetto e si comunica che <text:span text:style-name="T51">il Responsabile del procedimento è l'arch. Antonella Marino, p</text:span><text:span text:style-name="T103">er informazioni relative alla sua pratica può rivolgersi, nell'orario dedicato al ricevimento, all'istruttore tecnico </text:span><text:span text:style-name="T10">[istruttore_tecnico] </text:span><text:span text:style-name="T104">(tel. 0198310).</text:span></text:p>
      <text:p text:style-name="P94"/>
      <text:p text:style-name="P50"><text:span text:style-name="T75">Premesso che </text:span><text:span text:style-name="Car._20_predefinito_20_paragrafo"><text:span text:style-name="T74">l'intervento proposto </text:span></text:span><text:span text:style-name="Car._20_predefinito_20_paragrafo"><text:span text:style-name="T76">è subordinato al preventivo rilascio dell'autorizzazione paesaggistica/autorizzazione ai fini del vincolo idrogeologico </text:span></text:span><text:span text:style-name="Car._20_predefinito_20_paragrafo"><text:span text:style-name="T74">richiesta in data …........... e pertanto, nelle more del rilascio della stessa, non può essere dato corso alle opere previste nella segnalazione, esaminato il progetto presentato </text:span></text:span><text:span text:style-name="Car._20_predefinito_20_paragrafo"><text:span text:style-name="T76">si rileva sotto il profilo urbanistico-edilizio la carenza dei requisiti e dei presupposti richiesti dalla legge</text:span></text:span><text:span text:style-name="Car._20_predefinito_20_paragrafo"><text:span text:style-name="T74"> in ordine ai seguenti aspetti:</text:span></text:span></text:p>
      <text:p text:style-name="P50"><text:span text:style-name="Car._20_predefinito_20_paragrafo"><text:span text:style-name="T77"/></text:span></text:p>
      <text:list xml:id="list3236942319068457511" text:style-name="L15">
        <text:list-item>
          <text:p text:style-name="P79"><text:span text:style-name="T27"/></text:p>
        </text:list-item>
      </text:list>
      <text:p text:style-name="P104"><text:span text:style-name="Car._20_predefinito_20_paragrafo"><text:span text:style-name="T74">Al fine del superamento di tali carenze, <text:s/>occorre:</text:span></text:span></text:p>
      <text:p text:style-name="P50"/>
      <text:list xml:id="list5577828300797102337" text:style-name="L16">
        <text:list-item>
          <text:p text:style-name="P81"><text:span text:style-name="T52"/></text:p>
        </text:list-item>
      </text:list>
      <text:p text:style-name="P64"><text:span text:style-name="T13"><text:tab/></text:span><text:span text:style-name="Car._20_predefinito_20_paragrafo"><text:span text:style-name="T22">In assenza di tali verifiche e approfondimenti, la segnalazione risulta carente dei requisiti e dei presupposti richiesti dalla legge e priva di efficacia agli effetti urbanistico edilizi. </text:span></text:span></text:p>
      <text:p text:style-name="P65"><text:span text:style-name="Car._20_predefinito_20_paragrafo"><text:span text:style-name="T18"><text:tab/></text:span></text:span></text:p>
      <text:p text:style-name="P65"><text:span text:style-name="Car._20_predefinito_20_paragrafo"><text:span text:style-name="T18"><text:tab/></text:span></text:span><text:span text:style-name="Car._20_predefinito_20_paragrafo"><text:span text:style-name="T19">Occorre pertanto,</text:span></text:span><text:span text:style-name="Car._20_predefinito_20_paragrafo"><text:span text:style-name="T18"> entro il termine di 30 giorni, </text:span></text:span><text:span text:style-name="Car._20_predefinito_20_paragrafo"><text:span text:style-name="T19">provvedere ad integrare la segnalazione con quanto richiesto. </text:span></text:span></text:p>
      <text:p text:style-name="P65"><text:soft-page-break/><text:span text:style-name="Car._20_predefinito_20_paragrafo"><text:span text:style-name="T18"><text:tab/>La presente costituisce interruzione del termine, ai sensi dell'art. 19 comma 3 della Legge n. 241/90 e smi e detto termine ricomincerà a decorrere dalla data di avvenuta completa ottemperanza a quanto sopra richiesto, </text:span></text:span></text:p>
      <text:p text:style-name="P65"><text:span text:style-name="Car._20_predefinito_20_paragrafo"><text:span text:style-name="T18"><text:tab/>Ai sensi </text:span></text:span><text:span text:style-name="Car._20_predefinito_20_paragrafo"><text:span text:style-name="T66">dell'art. 23, comma 6 del D.P.R. 380/01 si evidenzia che d</text:span></text:span><text:span text:style-name="Car._20_predefinito_20_paragrafo"><text:span text:style-name="T18">ecorso tale termine, qualora non siano state prodotte le integrazioni richieste, l'intervento non può essere realizzato.</text:span></text:span></text:p>
      <text:p text:style-name="P100"><text:span text:style-name="Car._20_predefinito_20_paragrafo"><text:span text:style-name="T19">In seguito alla completa integrazione della pratica </text:span></text:span><text:span text:style-name="Car._20_predefinito_20_paragrafo"><text:span text:style-name="T18">l'ufficio si riserva di sottoporre il progetto all'esame della Commissione Edilizia</text:span></text:span><text:span text:style-name="Car._20_predefinito_20_paragrafo"><text:span text:style-name="T19"> anche al fine della classificazione dell'intervento secondo le fattispecie di cui all'art. 3 comma 1 del DPR 380/01.</text:span></text:span></text:p>
      <text:p text:style-name="P99">In caso di inottemperanza nei termini sopra definiti, il procedimento verrà considerato concluso e la pratica verrà archiviata, con divieto di effettuare l'intervento in oggetto, così come previsto dal comma 6 dell'art.23 del DPR 380/2001 e smi.</text:p>
      <text:p text:style-name="P98">Le eventuali opere eseguite, saranno considerate <text:span text:style-name="T1">prive di titolo edilizio</text:span> e per le stesse troverà applicazione quanto stabilito dal Titolo IV <text:s/>capo II del DPR 380/2001 e smi.</text:p>
      <text:p text:style-name="P95"/>
      <text:p text:style-name="P61"><text:span text:style-name="T12"><text:tab/>L'ufficio resta a disposizione per eventuali chiarimenti. </text:span></text:p>
      <text:p text:style-name="P18"/>
      <text:p text:style-name="P19"/>
      <text:p text:style-name="P48"/>
      <text:p text:style-name="P40">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23">Il responsabile del Servizio Edilizia Privata</text:p>
            <text:p text:style-name="P23">[responsabile_procedimento] </text:p>
            <text:p text:style-name="P23"/>
          </table:table-cell>
        </table:table-row>
        <table:table-row table:style-name="Tabella4.1">
          <table:table-cell table:style-name="Tabella4.A1" office:value-type="string">
            <text:p text:style-name="P15"/>
          </table:table-cell>
          <table:table-cell table:style-name="Tabella4.A1" office:value-type="string">
            <text:p text:style-name="P14"/>
          </table:table-cell>
        </table:table-row>
      </table:table>
      <text:p text:style-name="P40"/>
      <text:p text:style-name="P36"/>
      <text:p text:style-name="P36"/>
      <text:p text:style-name="P36"/>
      <text:h text:style-name="P101"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3">Finalità del trattamento.</text:p>
      <text:p text:style-name="P37">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7">Gli stessi dati possono altresì essere comunicati a privati o enti pubblici economici qualora ciò sia previsto da una norma di legge o di regolamento.</text:p>
      <text:p text:style-name="P54"/>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54"/>
      <text:p text:style-name="P39"><text:soft-page-break/>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54"/>
      <text:p text:style-name="P39">Titolari del trattamento.</text:p>
      <text:p text:style-name="P38"><text:span text:style-name="T11">Il Comune di Savona assume la qualifica </text:span><text:span text:style-name="T5">di titolare del trattamento dei dati personali</text:span><text:span text:style-name="T11">.</text:span></text:p>
      <text:p text:style-name="P37">Il responsabile del trattamento dei dati personali è il Direttore del Settore Pianificazione Territoriale e Sistemi Informativi Arch. Giovanna Macario.</text:p>
      <text:p text:style-name="P54"/>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4"/>
      <text:p text:style-name="P39">Consenso.</text:p>
      <text:p text:style-name="P37">Il Comune di Savona, in quanto soggetto pubblico, non deve acquisire il consenso degli interessati per poter trattare i loro dati personali.</text:p>
      <text:p text:style-name="P5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fo:background-color="#ffff00"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Arch.Antonella Marin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0-03T13:06:00.85</dc:date>
    <meta:print-date>2013-02-20T09:35:00</meta:print-date>
    <meta:editing-cycles>49</meta:editing-cycles>
    <meta:editing-duration>PT5H42M53S</meta:editing-duration>
    <meta:generator>OpenOffice/4.1.0$Win32 OpenOffice.org_project/410m18$Build-9764</meta:generator>
    <meta:document-statistic meta:table-count="5" meta:image-count="1" meta:object-count="0" meta:page-count="3" meta:paragraph-count="84" meta:word-count="885" meta:character-count="6652"/>
  </office:meta>
</office:document-meta>
</file>